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007in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1.6667in" style:rel-column-width="15772*"/>
    </style:style>
    <style:style style:name="Table30.B" style:family="table-column">
      <style:table-column-properties style:column-width="5.2583in" style:rel-column-width="49763*"/>
    </style:style>
    <style:style style:name="Table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0.B1" style:family="table-cell">
      <style:table-cell-properties fo:padding="0.0382in" fo:border="0.0007in solid #000000"/>
    </style:style>
    <style:style style:name="Table30.A2" style:family="table-cell">
      <style:table-cell-properties fo:padding="0.0382in" fo:border-left="0.0007in solid #000000" fo:border-right="none" fo:border-top="none" fo:border-bottom="0.0007in solid #000000"/>
    </style:style>
    <style:style style:name="Table3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667in" style:rel-column-width="15772*"/>
    </style:style>
    <style:style style:name="Table2.B" style:family="table-column">
      <style:table-column-properties style:column-width="5.2583in" style:rel-column-width="497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4" style:family="table-row">
      <style:table-row-properties style:min-row-height="4.496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6667in" style:rel-column-width="15772*"/>
    </style:style>
    <style:style style:name="Table4.B" style:family="table-column">
      <style:table-column-properties style:column-width="5.2583in" style:rel-column-width="4976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667in" style:rel-column-width="15772*"/>
    </style:style>
    <style:style style:name="Table6.B" style:family="table-column">
      <style:table-column-properties style:column-width="5.2583in" style:rel-column-width="4976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6667in" style:rel-column-width="15772*"/>
    </style:style>
    <style:style style:name="Table16.B" style:family="table-column">
      <style:table-column-properties style:column-width="5.2583in" style:rel-column-width="49763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667in" style:rel-column-width="15772*"/>
    </style:style>
    <style:style style:name="Table8.B" style:family="table-column">
      <style:table-column-properties style:column-width="5.2583in" style:rel-column-width="4976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6667in" style:rel-column-width="15772*"/>
    </style:style>
    <style:style style:name="Table10.B" style:family="table-column">
      <style:table-column-properties style:column-width="5.2583in" style:rel-column-width="4976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0007in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1.6667in" style:rel-column-width="15772*"/>
    </style:style>
    <style:style style:name="Table90.B" style:family="table-column">
      <style:table-column-properties style:column-width="5.2583in" style:rel-column-width="49763*"/>
    </style:style>
    <style:style style:name="Table9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0.B1" style:family="table-cell">
      <style:table-cell-properties fo:padding="0.0382in" fo:border="0.0007in solid #000000"/>
    </style:style>
    <style:style style:name="Table90.A2" style:family="table-cell">
      <style:table-cell-properties fo:padding="0.0382in" fo:border-left="0.0007in solid #000000" fo:border-right="none" fo:border-top="none" fo:border-bottom="0.0007in solid #000000"/>
    </style:style>
    <style:style style:name="Table9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007in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1.6667in" style:rel-column-width="15772*"/>
    </style:style>
    <style:style style:name="Table24.B" style:family="table-column">
      <style:table-column-properties style:column-width="5.2583in" style:rel-column-width="49763*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B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none" fo:border-top="none" fo:border-bottom="0.0007in solid #000000"/>
    </style:style>
    <style:style style:name="Table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6667in" style:rel-column-width="15772*"/>
    </style:style>
    <style:style style:name="Table12.B" style:family="table-column">
      <style:table-column-properties style:column-width="5.2583in" style:rel-column-width="49763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6667in" style:rel-column-width="15772*"/>
    </style:style>
    <style:style style:name="Table14.B" style:family="table-column">
      <style:table-column-properties style:column-width="5.2583in" style:rel-column-width="49763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007in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6667in" style:rel-column-width="15772*"/>
    </style:style>
    <style:style style:name="Table18.B" style:family="table-column">
      <style:table-column-properties style:column-width="5.2583in" style:rel-column-width="49763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007in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1.6667in" style:rel-column-width="15772*"/>
    </style:style>
    <style:style style:name="Table26.B" style:family="table-column">
      <style:table-column-properties style:column-width="5.2583in" style:rel-column-width="49763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B1" style:family="table-cell">
      <style:table-cell-properties fo:padding="0.0382in" fo:border="0.0007in solid #000000"/>
    </style:style>
    <style:style style:name="Table26.A2" style:family="table-cell">
      <style:table-cell-properties fo:padding="0.0382in" fo:border-left="0.0007in solid #000000" fo:border-right="none" fo:border-top="none" fo:border-bottom="0.0007in solid #000000"/>
    </style:style>
    <style:style style:name="Table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007in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6667in" style:rel-column-width="15772*"/>
    </style:style>
    <style:style style:name="Table20.B" style:family="table-column">
      <style:table-column-properties style:column-width="5.2583in" style:rel-column-width="49763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007in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6667in" style:rel-column-width="15772*"/>
    </style:style>
    <style:style style:name="Table22.B" style:family="table-column">
      <style:table-column-properties style:column-width="5.2583in" style:rel-column-width="49763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text-properties style:text-underline-style="none" fo:font-weight="normal" style:font-weight-asian="normal" style:font-weight-complex="normal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acten</text:p>
      <text:p text:style-name="P7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">Contract bij UC1:<text:span text:style-name="T2"> Nieuw spel starten</text:span>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">Name</text:p>
          </table:table-cell>
          <table:table-cell table:style-name="Table30.B1" office:value-type="string">
            <text:p text:style-name="Table_20_Contents">initialiseerNieuwSpel()</text:p>
          </table:table-cell>
        </table:table-row>
        <table:table-row>
          <table:table-cell table:style-name="Table30.A2" office:value-type="string">
            <text:p text:style-name="P1">Cross References</text:p>
          </table:table-cell>
          <table:table-cell table:style-name="Table30.B2" office:value-type="string">
            <text:p text:style-name="Table_20_Contents">UC1, SSD1 en SSD2</text:p>
          </table:table-cell>
        </table:table-row>
        <table:table-row>
          <table:table-cell table:style-name="Table30.A2" office:value-type="string">
            <text:p text:style-name="P1">Pre-conditions</text:p>
          </table:table-cell>
          <table:table-cell table:style-name="Table30.B2" office:value-type="string">
            <text:p text:style-name="Table_20_Contents">De applicatie is opgestart en de gebruiker heeft aangegeven een nieuw spel te willen starten.</text:p>
          </table:table-cell>
        </table:table-row>
        <table:table-row>
          <table:table-cell table:style-name="Table30.A2" office:value-type="string">
            <text:p text:style-name="P1">Post-conditions</text:p>
          </table:table-cell>
          <table:table-cell table:style-name="Table30.B2" office:value-type="string">
            <text:p text:style-name="Table_20_Contents">Een UI met de verschillende instellingsmogelijkheden is weergegeven. (instance creation)</text:p>
            <text:p text:style-name="Table_20_Contents">Een Spel is geïnitialiseerd. (instance creation)</text:p>
          </table:table-cell>
        </table:table-row>
      </table:table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ntract bij UC1:<text:span text:style-name="T2"> Nieuw spel starten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</text:p>
          </table:table-cell>
          <table:table-cell table:style-name="Table2.B1" office:value-type="string">
            <text:p text:style-name="Table_20_Contents">startSpel(instellingen)</text:p>
          </table:table-cell>
        </table:table-row>
        <table:table-row>
          <table:table-cell table:style-name="Table2.A2" office:value-type="string">
            <text:p text:style-name="P1">Cross References</text:p>
          </table:table-cell>
          <table:table-cell table:style-name="Table2.B2" office:value-type="string">
            <text:p text:style-name="Table_20_Contents">UC1, SSD1, SSD2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Table_20_Contents">Applicatie is opgestart en spel is geïnitialiseerd.</text:p>
          </table:table-cell>
        </table:table-row>
        <table:table-row table:style-name="Table2.4">
          <table:table-cell table:style-name="Table2.A2" office:value-type="string">
            <text:p text:style-name="P1">Post-conditions</text:p>
          </table:table-cell>
          <table:table-cell table:style-name="Table2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>Een starttegel is gelegd. (association broken (Stapel), association formed (Tafel))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Contract bij UC1:<text:span text:style-name="T2"> Starttegel niet aanvaarden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Name</text:p>
          </table:table-cell>
          <table:table-cell table:style-name="Table4.B1" office:value-type="string">
            <text:p text:style-name="Table_20_Contents">aanvaardTegel(false)</text:p>
          </table:table-cell>
        </table:table-row>
        <table:table-row>
          <table:table-cell table:style-name="Table4.A2" office:value-type="string">
            <text:p text:style-name="P1">Cross References</text:p>
          </table:table-cell>
          <table:table-cell table:style-name="Table4.B2" office:value-type="string">
            <text:p text:style-name="Table_20_Contents">UC1, SSD1, SSD2</text:p>
          </table:table-cell>
        </table:table-row>
        <table:table-row>
          <table:table-cell table:style-name="Table4.A2" office:value-type="string">
            <text:p text:style-name="P1">Pre-conditions</text:p>
          </table:table-cell>
          <table:table-cell table:style-name="Table4.B2" office:value-type="string">
            <text:p text:style-name="Table_20_Contents">Spel is gestart, maar er is nog geen spelbeurt afgelegd.</text:p>
          </table:table-cell>
        </table:table-row>
        <table:table-row>
          <table:table-cell table:style-name="Table4.A2" office:value-type="string">
            <text:p text:style-name="P1">Post-conditions</text:p>
          </table:table-cell>
          <table:table-cell table:style-name="Table4.B2" office:value-type="string">
            <text:p text:style-name="Table_20_Contents">De huidige starttegel is teruggelegd in Stapel. (association broken (Tafel), association formed (Stapel))</text:p>
            <text:p text:style-name="Table_20_Contents">Een nieuwe starttegel is gelegd. (association broken (Stapel), association formed (Tafel))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Contract bij UC2:<text:span text:style-name="T2"> Beurt afleggen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Name</text:p>
          </table:table-cell>
          <table:table-cell table:style-name="Table6.B1" office:value-type="string">
            <text:p text:style-name="Table_20_Contents">vraagTegel()</text:p>
          </table:table-cell>
        </table:table-row>
        <table:table-row>
          <table:table-cell table:style-name="Table6.A2" office:value-type="string">
            <text:p text:style-name="P1">Cross References</text:p>
          </table:table-cell>
          <table:table-cell table:style-name="Table6.B2" office:value-type="string">
            <text:p text:style-name="Table_20_Contents">UC2, SSD3, SSD4, SSD5, SSD6</text:p>
          </table:table-cell>
        </table:table-row>
        <table:table-row>
          <table:table-cell table:style-name="Table6.A2" office:value-type="string">
            <text:p text:style-name="P1">Pre-conditions</text:p>
          </table:table-cell>
          <table:table-cell table:style-name="Table6.B2" office:value-type="string">
            <text:p text:style-name="Table_20_Contents">Spel is gestart en Speler is aan beurt.</text:p>
          </table:table-cell>
        </table:table-row>
        <table:table-row>
          <table:table-cell table:style-name="Table6.A2" office:value-type="string">
            <text:p text:style-name="P1">Post-conditions</text:p>
          </table:table-cell>
          <table:table-cell table:style-name="Table6.B2" office:value-type="string">
            <text:p text:style-name="Table_20_Contents">Stapel.aantalTegels is met 1 verminderd. (attribute modification)</text:p>
            <text:p text:style-name="Table_20_Contents">Speler heeft Tegel gekregen. (association broken (Stapel), association formed (Speler))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Contract bij UC2:<text:span text:style-name="T2"> Beurt aflegg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Name</text:p>
          </table:table-cell>
          <table:table-cell table:style-name="Table16.B1" office:value-type="string">
            <text:p text:style-name="Table_20_Contents">draaiTegel(richting)</text:p>
          </table:table-cell>
        </table:table-row>
        <table:table-row>
          <table:table-cell table:style-name="Table16.A2" office:value-type="string">
            <text:p text:style-name="P1">Cross References</text:p>
          </table:table-cell>
          <table:table-cell table:style-name="Table16.B2" office:value-type="string">
            <text:p text:style-name="Table_20_Contents">UC2, SSD4</text:p>
          </table:table-cell>
        </table:table-row>
        <table:table-row>
          <table:table-cell table:style-name="Table16.A2" office:value-type="string">
            <text:p text:style-name="P1">Pre-conditions</text:p>
          </table:table-cell>
          <table:table-cell table:style-name="Table16.B2" office:value-type="string">
            <text:p text:style-name="Table_20_Contents">Spel is gestart en Speler is aan beurt en Speler heeft tegel.</text:p>
          </table:table-cell>
        </table:table-row>
        <table:table-row>
          <table:table-cell table:style-name="Table16.A2" office:value-type="string">
            <text:p text:style-name="P1">Post-conditions</text:p>
          </table:table-cell>
          <table:table-cell table:style-name="Table16.B2" office:value-type="string">
            <text:p text:style-name="Table_20_Contents">Tegel.oriëntatie is veranderd conform de opgegeven richting. (attribute modific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Contract bij UC2:<text:span text:style-name="T2"> Beurt aflegg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Name</text:p>
          </table:table-cell>
          <table:table-cell table:style-name="Table8.B1" office:value-type="string">
            <text:p text:style-name="Table_20_Contents">plaatsTegel(tegel,plaats)</text:p>
          </table:table-cell>
        </table:table-row>
        <table:table-row>
          <table:table-cell table:style-name="Table8.A2" office:value-type="string">
            <text:p text:style-name="P1">Cross References</text:p>
          </table:table-cell>
          <table:table-cell table:style-name="Table8.B2" office:value-type="string">
            <text:p text:style-name="P4">UC2, SSD3, SSD4, SSD5, SSD6</text:p>
          </table:table-cell>
        </table:table-row>
        <table:table-row>
          <table:table-cell table:style-name="Table8.A2" office:value-type="string">
            <text:p text:style-name="P1">Pre-conditions</text:p>
          </table:table-cell>
          <table:table-cell table:style-name="Table8.B2" office:value-type="string">
            <text:p text:style-name="Table_20_Contents">Spel is gestart en Speler is aan beurt en Speler heeft tegel. </text:p>
            <text:p text:style-name="Table_20_Contents">Plaats is geldig voor Tegel.</text:p>
          </table:table-cell>
        </table:table-row>
        <table:table-row>
          <table:table-cell table:style-name="Table8.A2" office:value-type="string">
            <text:p text:style-name="P1">Post-conditions</text:p>
          </table:table-cell>
          <table:table-cell table:style-name="Table8.B2" office:value-type="string">
            <text:p text:style-name="Table_20_Contents">Tegel is gelegd op Tafel. (<text:bookmark-start text:name="DDE_LINK121"/>association broken (<text:bookmark-end text:name="DDE_LINK121"/>Speler), association formed (Tafel))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Contract bij UC3:<text:span text:style-name="T1"> </text:span><text:span text:style-name="T2">Pion plaatsen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Name</text:p>
          </table:table-cell>
          <table:table-cell table:style-name="Table10.B1" office:value-type="string">
            <text:p text:style-name="Table_20_Contents">plaatsPion(landsdeel)</text:p>
          </table:table-cell>
        </table:table-row>
        <table:table-row>
          <table:table-cell table:style-name="Table10.A2" office:value-type="string">
            <text:p text:style-name="P1">Cross References</text:p>
          </table:table-cell>
          <table:table-cell table:style-name="Table10.B2" office:value-type="string">
            <text:p text:style-name="P4">UC2, UC3, SSD3, SSD4, SSD5, SSD6</text:p>
          </table:table-cell>
        </table:table-row>
        <table:table-row>
          <table:table-cell table:style-name="Table10.A2" office:value-type="string">
            <text:p text:style-name="P1">Pre-conditions</text:p>
          </table:table-cell>
          <table:table-cell table:style-name="Table10.B2" office:value-type="string">
            <text:p text:style-name="Table_20_Contents">Spel is gestart en Speler is aan beurt en Speler heeft Tegel gelegd.</text:p>
            <text:p text:style-name="Table_20_Contents">Pion kan op het gewenste landsdeel staan.</text:p>
          </table:table-cell>
        </table:table-row>
        <text:soft-page-break/>
        <table:table-row>
          <table:table-cell table:style-name="Table10.A2" office:value-type="string">
            <text:p text:style-name="P1">Post-conditions</text:p>
          </table:table-cell>
          <table:table-cell table:style-name="Table10.B2" office:value-type="string">
            <text:p text:style-name="Table_20_Contents">Pion is op een landsdeel gelegd. (association formed (Landsdeel))</text:p>
          </table:table-cell>
        </table:table-row>
      </table:table>
      <text:p text:style-name="Standard"/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">Contract bij UC4:<text:span text:style-name="T1"> </text:span><text:span text:style-name="T2">Pion terugnemen</text:span>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P1">Name</text:p>
          </table:table-cell>
          <table:table-cell table:style-name="Table90.B1" office:value-type="string">
            <text:p text:style-name="Table_20_Contents">neemPionTerug(landsdeel)</text:p>
          </table:table-cell>
        </table:table-row>
        <table:table-row>
          <table:table-cell table:style-name="Table90.A2" office:value-type="string">
            <text:p text:style-name="P1">Cross References</text:p>
          </table:table-cell>
          <table:table-cell table:style-name="Table90.B2" office:value-type="string">
            <text:p text:style-name="P4">UC2, UC3, UC4, SSD6</text:p>
          </table:table-cell>
        </table:table-row>
        <table:table-row>
          <table:table-cell table:style-name="Table90.A2" office:value-type="string">
            <text:p text:style-name="P1">Pre-conditions</text:p>
          </table:table-cell>
          <table:table-cell table:style-name="Table90.B2" office:value-type="string">
            <text:p text:style-name="Table_20_Contents">Spel is gestart en Speler is aan beurt en Speler heeft tegel gelegd en ooit eens een pion gezet. Een pion kan teruggenomen worden.</text:p>
          </table:table-cell>
        </table:table-row>
        <table:table-row>
          <table:table-cell table:style-name="Table90.A2" office:value-type="string">
            <text:p text:style-name="P1">Post-conditions</text:p>
          </table:table-cell>
          <table:table-cell table:style-name="Table90.B2" office:value-type="string">
            <text:p text:style-name="Table_20_Contents">Pion is teruggenomen. (association broken (Landsdeel))</text:p>
            <text:p text:style-name="Table_20_Contents">Speler.score werd aangepast. (attribute modification)</text:p>
            <text:p text:style-name="Table_20_Contents"/>
          </table:table-cell>
        </table:table-row>
      </table:table>
      <text:p text:style-name="Text_20_body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">Contract bij UC5:<text:span text:style-name="T2"> Help vragen</text:span>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">Name</text:p>
          </table:table-cell>
          <table:table-cell table:style-name="Table24.B1" office:value-type="string">
            <text:p text:style-name="Table_20_Contents">vraagHelp()</text:p>
          </table:table-cell>
        </table:table-row>
        <table:table-row>
          <table:table-cell table:style-name="Table24.A2" office:value-type="string">
            <text:p text:style-name="P1">Cross References</text:p>
          </table:table-cell>
          <table:table-cell table:style-name="Table24.B2" office:value-type="string">
            <text:p text:style-name="Table_20_Contents">UC5, SSD7</text:p>
          </table:table-cell>
        </table:table-row>
        <table:table-row>
          <table:table-cell table:style-name="Table24.A2" office:value-type="string">
            <text:p text:style-name="P1">Pre-conditions</text:p>
          </table:table-cell>
          <table:table-cell table:style-name="Table24.B2" office:value-type="string">
            <text:p text:style-name="Table_20_Contents">De help is opgestart en de speler wenst informatie over een bepaald onderwerp.</text:p>
          </table:table-cell>
        </table:table-row>
        <table:table-row>
          <table:table-cell table:style-name="Table24.A2" office:value-type="string">
            <text:p text:style-name="P1">Post-conditions</text:p>
          </table:table-cell>
          <table:table-cell table:style-name="Table24.B2" office:value-type="string">
            <text:p text:style-name="Table_20_Contents">De speler heeft zijn informatie gekregen (instance creation)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Contract bij UC6:<text:span text:style-name="T2"> Opties instellen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Name</text:p>
          </table:table-cell>
          <table:table-cell table:style-name="Table12.B1" office:value-type="string">
            <text:p text:style-name="Table_20_Contents">veranderOptie(optie, value)</text:p>
          </table:table-cell>
        </table:table-row>
        <table:table-row>
          <table:table-cell table:style-name="Table12.A2" office:value-type="string">
            <text:p text:style-name="P1">Cross References</text:p>
          </table:table-cell>
          <table:table-cell table:style-name="Table12.B2" office:value-type="string">
            <text:p text:style-name="Table_20_Contents">UC6 en SSD8</text:p>
          </table:table-cell>
        </table:table-row>
        <table:table-row>
          <table:table-cell table:style-name="Table12.A2" office:value-type="string">
            <text:p text:style-name="P1">Pre-conditions</text:p>
          </table:table-cell>
          <table:table-cell table:style-name="Table12.B2" office:value-type="string">
            <text:p text:style-name="Table_20_Contents">De applicatie is opgestart en de opties zijn bekend.</text:p>
          </table:table-cell>
        </table:table-row>
        <table:table-row>
          <table:table-cell table:style-name="Table12.A2" office:value-type="string">
            <text:p text:style-name="P1">Post-conditions</text:p>
          </table:table-cell>
          <table:table-cell table:style-name="Table12.B2" office:value-type="string">
            <text:p text:style-name="Table_20_Contents">De veranderingen werden toegepast op het huidige spel en de daaropvolgende spellen. (attribute modification (Optie.waarde))</text:p>
          </table:table-cell>
        </table:table-row>
      </table:table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Contract bij UC7:<text:span text:style-name="T2"> Laden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Name</text:p>
          </table:table-cell>
          <table:table-cell table:style-name="Table14.B1" office:value-type="string">
            <text:p text:style-name="Table_20_Contents">startLaden()</text:p>
          </table:table-cell>
        </table:table-row>
        <table:table-row>
          <table:table-cell table:style-name="Table14.A2" office:value-type="string">
            <text:p text:style-name="P1">Cross References</text:p>
          </table:table-cell>
          <table:table-cell table:style-name="Table14.B2" office:value-type="string">
            <text:p text:style-name="Table_20_Contents">UC7 en SSD10</text:p>
          </table:table-cell>
        </table:table-row>
        <table:table-row>
          <table:table-cell table:style-name="Table14.A2" office:value-type="string">
            <text:p text:style-name="P1">Pre-conditions</text:p>
          </table:table-cell>
          <table:table-cell table:style-name="Table14.B2" office:value-type="string">
            <text:p text:style-name="Table_20_Contents">Een spel is gestart en speler wil spel laden en het bestand is geldig.</text:p>
          </table:table-cell>
        </table:table-row>
        <table:table-row>
          <table:table-cell table:style-name="Table14.A2" office:value-type="string">
            <text:p text:style-name="P1">Post-conditions</text:p>
          </table:table-cell>
          <table:table-cell table:style-name="Table14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<text:soft-page-break/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/>
            <text:p text:style-name="P3">Spel is gelinkt aan Bestand. (association formed (Spel &lt;-&gt; Bestand))</text:p>
            <text:p text:style-name="Table_20_Contents">Tegels zijn gelegd. (association formed (Tafel))</text:p>
            <text:p text:style-name="Table_20_Contents">Pionnen zijn geplaatst op landsdelen. (association formed (Pion &lt;-&gt; Landsdeel))</text:p>
            <text:p text:style-name="Table_20_Contents">Speler.score-waarden zijn aangepast. (attribute modification)</text:p>
          </table:table-cell>
        </table:table-row>
      </table:table>
      <text:p text:style-name="Standard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Contract bij UC8:<text:span text:style-name="T2"> Spel opslaan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Name</text:p>
          </table:table-cell>
          <table:table-cell table:style-name="Table18.B1" office:value-type="string">
            <text:p text:style-name="Table_20_Contents">startOpslaan()</text:p>
          </table:table-cell>
        </table:table-row>
        <table:table-row>
          <table:table-cell table:style-name="Table18.A2" office:value-type="string">
            <text:p text:style-name="P1">Cross References</text:p>
          </table:table-cell>
          <table:table-cell table:style-name="Table18.B2" office:value-type="string">
            <text:p text:style-name="Table_20_Contents">UC8 en SSD9</text:p>
          </table:table-cell>
        </table:table-row>
        <table:table-row>
          <table:table-cell table:style-name="Table18.A2" office:value-type="string">
            <text:p text:style-name="P1">Pre-conditions</text:p>
          </table:table-cell>
          <table:table-cell table:style-name="Table18.B2" office:value-type="string">
            <text:p text:style-name="Table_20_Contents">Een spel is bezig en Speler wil spel opslaan en de bestandsnaam is geldig.</text:p>
          </table:table-cell>
        </table:table-row>
        <table:table-row>
          <table:table-cell table:style-name="Table18.A2" office:value-type="string">
            <text:p text:style-name="P1">Post-conditions</text:p>
          </table:table-cell>
          <table:table-cell table:style-name="Table18.B2" office:value-type="string">
            <text:p text:style-name="Table_20_Contents">Bestand dat het spel bevat werd aangemaakt. (instance creation, association formed (Bestand &lt;-&gt; Spel), attribute modification (Bestand.naam))</text:p>
          </table:table-cell>
        </table:table-row>
      </table:table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">Contract bij UC8:<text:span text:style-name="T2"> Spel opslaan</text:span>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">Name</text:p>
          </table:table-cell>
          <table:table-cell table:style-name="Table26.B1" office:value-type="string">
            <text:p text:style-name="Table_20_Contents">kiesNaam(naam)</text:p>
          </table:table-cell>
        </table:table-row>
        <table:table-row>
          <table:table-cell table:style-name="Table26.A2" office:value-type="string">
            <text:p text:style-name="P1">Cross References</text:p>
          </table:table-cell>
          <table:table-cell table:style-name="Table26.B2" office:value-type="string">
            <text:p text:style-name="P4">UC8, SSD9</text:p>
          </table:table-cell>
        </table:table-row>
        <table:table-row>
          <table:table-cell table:style-name="Table26.A2" office:value-type="string">
            <text:p text:style-name="P1">Pre-conditions</text:p>
          </table:table-cell>
          <table:table-cell table:style-name="Table26.B2" office:value-type="string">
            <text:p text:style-name="Table_20_Contents">Een spel is bezig en een Speler wil Spel opslaan en de voor de gebruiker nodig zijnde UI is aanwezig.</text:p>
          </table:table-cell>
        </table:table-row>
        <table:table-row>
          <table:table-cell table:style-name="Table26.A2" office:value-type="string">
            <text:p text:style-name="P1">Post-conditions</text:p>
          </table:table-cell>
          <table:table-cell table:style-name="Table26.B2" office:value-type="string">
            <text:p text:style-name="Table_20_Contents">Een controle op de geldigheid van de naam is uitgevoerd.</text:p>
            <text:p text:style-name="Table_20_Contents">Indien deze positief was: de naam van de Bestand-instantie wordt veranderd. (attribute modification)</text:p>
            <text:p text:style-name="Table_20_Contents">Indien deze negatief was: de naam van de Bestand-instantie blijft dezelfde en een passende melding wordt gegeven. (mogelijk d.m.v. instance creation)</text:p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Contract bij UC9:<text:span text:style-name="T2"> Speler verwijderen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Name</text:p>
          </table:table-cell>
          <table:table-cell table:style-name="Table20.B1" office:value-type="string">
            <text:p text:style-name="Table_20_Contents">verwijderSpeler()</text:p>
          </table:table-cell>
        </table:table-row>
        <table:table-row>
          <table:table-cell table:style-name="Table20.A2" office:value-type="string">
            <text:p text:style-name="P1">Cross References</text:p>
          </table:table-cell>
          <table:table-cell table:style-name="Table20.B2" office:value-type="string">
            <text:p text:style-name="Table_20_Contents">UC9 en SSD11, SSD12</text:p>
          </table:table-cell>
        </table:table-row>
        <table:table-row>
          <table:table-cell table:style-name="Table20.A2" office:value-type="string">
            <text:p text:style-name="P1">Pre-conditions</text:p>
          </table:table-cell>
          <table:table-cell table:style-name="Table20.B2" office:value-type="string">
            <text:p text:style-name="Table_20_Contents">Een spel is bezig, en de huidige menselijke Speler wil zichzelf verwijderen.</text:p>
          </table:table-cell>
        </table:table-row>
        <table:table-row>
          <table:table-cell table:style-name="Table20.A2" office:value-type="string">
            <text:p text:style-name="P1">Post-conditions</text:p>
          </table:table-cell>
          <table:table-cell table:style-name="Table20.B2" office:value-type="string">
            <text:p text:style-name="Table_20_Contents">Nieuwe AI is aangemaakt met de attributen van de menselijke speler en een welbepaald niveau. (instance creation, attribute modification (AI.niveau))</text:p>
            <text:p text:style-name="Table_20_Contents">AI is gelinkt met de Speler-instantie gelinkt aan Mens. (association formed <text:soft-page-break/>(AI &lt;-&gt; Speler)) </text:p>
            <text:p text:style-name="Table_20_Contents">Mens is verwijderd. (instance deletion)</text:p>
          </table:table-cell>
        </table:table-row>
      </table:table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">Contract bij UC10:<text:span text:style-name="T2"> Tafeloverzicht wijzigen</text:span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">Name</text:p>
          </table:table-cell>
          <table:table-cell table:style-name="Table22.B1" office:value-type="string">
            <text:p text:style-name="Table_20_Contents">wijzigOverzicht(richting)</text:p>
          </table:table-cell>
        </table:table-row>
        <table:table-row>
          <table:table-cell table:style-name="Table22.A2" office:value-type="string">
            <text:p text:style-name="P1">Cross References</text:p>
          </table:table-cell>
          <table:table-cell table:style-name="Table22.B2" office:value-type="string">
            <text:p text:style-name="Table_20_Contents">UC10 en SSD13</text:p>
          </table:table-cell>
        </table:table-row>
        <table:table-row>
          <table:table-cell table:style-name="Table22.A2" office:value-type="string">
            <text:p text:style-name="P1">Pre-conditions</text:p>
          </table:table-cell>
          <table:table-cell table:style-name="Table22.B2" office:value-type="string">
            <text:p text:style-name="Table_20_Contents">Een spel is bezig en een speler wenst het overzicht over de tafel te wijzigen.</text:p>
          </table:table-cell>
        </table:table-row>
        <table:table-row>
          <table:table-cell table:style-name="Table22.A2" office:value-type="string">
            <text:p text:style-name="P1">Post-conditions</text:p>
          </table:table-cell>
          <table:table-cell table:style-name="Table22.B2" office:value-type="string">
            <text:p text:style-name="Table_20_Contents">Tafel.oogpunt is aangepast. (attribute modific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brand Staessens</meta:initial-creator>
    <meta:creation-date>2008-10-16T15:35:26</meta:creation-date>
    <dc:creator>Sibrand Staessens</dc:creator>
    <dc:date>2008-11-09T21:27:00</dc:date>
    <meta:editing-cycles>102</meta:editing-cycles>
    <meta:editing-duration>PT3H21M43S</meta:editing-duration>
    <meta:user-defined meta:name="Info 1"/>
    <meta:user-defined meta:name="Info 2"/>
    <meta:user-defined meta:name="Info 3"/>
    <meta:user-defined meta:name="Info 4"/>
    <meta:document-statistic meta:table-count="30" meta:image-count="0" meta:object-count="0" meta:page-count="5" meta:paragraph-count="183" meta:word-count="987" meta:character-count="7409"/>
  </office:meta>
</office:document-meta>
</file>